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df6d7" style:font-size-asian="16pt" style:font-size-complex="16pt"/>
    </style:style>
    <style:style style:name="P2" style:family="paragraph" style:parent-style-name="Standard">
      <style:text-properties fo:font-size="16pt" fo:font-weight="bold" officeooo:paragraph-rsid="001df6d7" style:font-size-asian="16pt" style:font-weight-asian="bold" style:font-size-complex="16pt" style:font-weight-complex="bold"/>
    </style:style>
    <style:style style:name="T1" style:family="text">
      <style:text-properties officeooo:rsid="001df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rilled Fig Salad</text:span></text:p>
      <text:p text:style-name="P1"><text:span text:style-name="T1"/></text:p>
      <text:p text:style-name="P1"><text:span text:style-name="T1">2 tablespoons balsamic vinegar</text:span></text:p>
      <text:p text:style-name="P1"><text:span text:style-name="T1">1 tablespoon clover honey</text:span></text:p>
      <text:p text:style-name="P1"><text:span text:style-name="T1">Juice of 1/2 orange</text:span></text:p>
      <text:p text:style-name="P1"><text:span text:style-name="T1">Salt and freshly ground black pepper</text:span></text:p>
      <text:p text:style-name="P1"><text:span text:style-name="T1"/></text:p>
      <text:p text:style-name="P1"><text:span text:style-name="T1">1/4 cup extra-virgin olive oil, plus more for brushing</text:span></text:p>
      <text:p text:style-name="P1"><text:span text:style-name="T1">12 fresh figs, halved</text:span></text:p>
      <text:p text:style-name="P1"><text:span text:style-name="T1">4 ounces mizuna (or Arugula)</text:span></text:p>
      <text:p text:style-name="P1"><text:span text:style-name="T1">6 ounces feta, crumbled</text:span></text:p>
      <text:p text:style-name="P1"><text:span text:style-name="T1">1/2 cup chopped pistachios</text:span></text:p>
      <text:p text:style-name="P1"><text:span text:style-name="T1"/></text:p>
      <text:p text:style-name="P1"><text:span text:style-name="T1">Whisk together the vinegar, honey, orange juice and some salt and pepper to combine. Slowly whisk in the olive oil until emulsified. Set aside.</text:span></text:p>
      <text:p text:style-name="P1"><text:span text:style-name="T1"/></text:p>
      <text:p text:style-name="P1"><text:span text:style-name="T1">Heat a charcoal or gas grill to high for direct grilling. Brush the figs with some olive oil, season with salt and pepper and grill, cut-side down, just until slightly charred. Remove to a plate.</text:span></text:p>
      <text:p text:style-name="P1"><text:span text:style-name="T1"/></text:p>
      <text:p text:style-name="P1"><text:span text:style-name="T1">Toss the mizuna with some of the vinaigrette. Transfer the mizuna to a platter and arrange the figs over top. Sprinkle with the feta and pistachios and drizzle some of the remaining dressing over top. Serve at room tempera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3-08-18T10:04:32</meta:creation-date>
    <meta:printed-by>robertm </meta:printed-by>
    <meta:print-date>2013-08-18T10:07:28</meta:print-date>
    <dc:date>2013-08-18T10:07:46</dc:date>
    <dc:creator>robertm </dc:creator>
    <meta:editing-duration>P0D</meta:editing-duration>
    <meta:editing-cycles>1</meta:editing-cycles>
    <meta:document-statistic meta:table-count="0" meta:image-count="0" meta:object-count="0" meta:page-count="1" meta:paragraph-count="13" meta:word-count="145" meta:character-count="844" meta:non-whitespace-character-count="712"/>
    <meta:generator>LibreOffice/4.0.2.2$Linux_X86_64 LibreOffice_project/400m0$Build-2</meta:generator>
  </office:meta>
</office:document-meta>
</file>